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Parser.XMLDocumen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ocumentParser.XMLDocumentParser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Parser.XMLDocument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ocumentParser.XMLDocument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